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intro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inleiding</text:span><text:span text:style-name="a388" text:class-names=""/></text:p>
          </draw:text-box>
          <svg:title/>
          <svg:desc/>
        </draw:frame>
        <draw:frame draw:id="id66" presentation:style-name="a403" draw:name="Content Placehold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Stepper-motor</text:span></text:p>
              </text:list-item>
            </text:list>
            <text:list text:style-name="a397">
              <text:list-item>
                <text:p text:style-name="a396" text:class-names="" text:cond-style-name=""><text:span text:style-name="a394" text:class-names="">Vergelijkingen</text:span><text:span text:style-name="a395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8" text:class-names="">Conclusi</text:span><text:span text:style-name="a399" text:class-names="">e</text:span><text:span text:style-name="a400" text:class-names=""/></text:p>
              </text:list-item>
            </text:list>
          </draw:text-box>
          <svg:title/>
          <svg:desc/>
        </draw:frame>
      </draw:page>
      <draw:page draw:name="Slide4" draw:style-name="a404" draw:master-page-name="Master1-Layout2-obj-Title-and-Content" presentation:presentation-page-layout-name="Master1-PPL2" draw:id="Slide-259">
        <draw:frame draw:id="id67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5" text:class-names="">Stepper-motor</text:span><text:span text:style-name="a406" text:class-names=""/></text:p>
          </draw:text-box>
          <svg:title/>
          <svg:desc/>
        </draw:frame>
        <draw:frame draw:id="id68" presentation:style-name="a40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410" draw:master-page-name="Master1-Layout2-obj-Title-and-Content" presentation:presentation-page-layout-name="Master1-PPL2" draw:id="Slide-258">
        <draw:frame draw:id="id69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Vergelijkingen</text:span><text:span text:style-name="a412" text:class-names=""/></text:p>
          </draw:text-box>
          <svg:title/>
          <svg:desc/>
        </draw:frame>
        <draw:frame draw:id="id70" presentation:style-name="a41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16" draw:master-page-name="Master1-Layout2-obj-Title-and-Content" presentation:presentation-page-layout-name="Master1-PPL2" draw:id="Slide-260">
        <draw:frame draw:id="id71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7" text:class-names="">Conclusie</text:span><text:span text:style-name="a418" text:class-names=""/></text:p>
          </draw:text-box>
          <svg:title/>
          <svg:desc/>
        </draw:frame>
        <draw:frame draw:id="id72" presentation:style-name="a42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04T20:11:57Z</dc:date>
    <meta:editing-cycles>1</meta:editing-cycles>
    <meta:editing-duration>PT305S</meta:editing-duration>
    <meta:document-statistic meta:paragraph-count="8" meta:word-count="8"/>
  </office:meta>
</office:document-meta>
</file>